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ae00" style:font-name="Arial" fo:font-size="10pt" style:font-size-asian="10pt" style:font-size-complex="10pt"/>
    </style:style>
    <style:style style:name="P2" style:family="paragraph" style:parent-style-name="Standard">
      <style:text-properties fo:color="#00ae00" style:font-name="Arial" fo:font-size="10pt" style:font-name-asian="Courier New" style:font-size-asian="10pt" style:font-name-complex="Courier New" style:font-size-complex="10pt"/>
    </style:style>
    <style:style style:name="P3" style:family="paragraph" style:parent-style-name="Standard"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4" style:family="paragraph" style:parent-style-name="Standard">
      <style:text-properties style:font-name="Arial" fo:font-size="10pt" style:font-size-asian="10pt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text-properties style:use-window-font-color="true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text-properties style:use-window-font-color="true" style:font-name="Arial" fo:font-size="10pt" style:font-size-asian="10pt" style:font-size-complex="10pt"/>
    </style:style>
    <style:style style:name="P8" style:family="paragraph" style:parent-style-name="Standard">
      <style:text-properties fo:font-variant="normal" fo:text-transform="none" fo:color="#ff950e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P9" style:family="paragraph" style:parent-style-name="Preformatted_20_Text">
      <style:text-properties fo:font-variant="normal" fo:text-transform="none" fo:color="#ff950e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Arial" fo:font-size="10pt" style:font-size-asian="10pt" style:font-size-complex="10pt"/>
    </style:style>
    <style:style style:name="P11" style:family="paragraph" style:parent-style-name="Standard">
      <style:text-properties fo:color="#00ae00"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1. Pobranie symfony 2.4.10</text:p>
      <text:p text:style-name="P4"/>
      <text:p text:style-name="P4">http://symfony.com/download?v=Symfony_Standard_Vendors_2.4.10.zip</text:p>
      <text:p text:style-name="P4">http://symfony.com/download?v=Symfony_Standard_Vendors_2.4.10.tgz</text:p>
      <text:p text:style-name="P7"/>
      <text:p text:style-name="P7">lub</text:p>
      <text:p text:style-name="P7"/>
      <text:p text:style-name="P8">curl -s https://getcomposer.org/installer | php</text:p>
      <text:p text:style-name="P9">$ php composer.phar create-project symfony/framework-standard-edition project_name(shop) 2.4.10</text:p>
      <text:p text:style-name="P7"/>
      <text:p text:style-name="P4">2.<text:tab/>win# C:\wamp\bin\apache\Apache2.2.17\conf\httpd.conf</text:p>
      <text:p text:style-name="P4"><text:tab/>linux# /etc/httpd/conf/httpd.conf</text:p>
      <text:p text:style-name="P4"/>
      <text:p text:style-name="P4">#127.0.0.30 <text:s text:c="5"/>shop.localhost</text:p>
      <text:p text:style-name="P4">NameVirtualHost 127.0.0.30:80</text:p>
      <text:p text:style-name="P4">Listen 127.0.0.30:80</text:p>
      <text:p text:style-name="P4">&lt;VirtualHost 127.0.0.30:80&gt;</text:p>
      <text:p text:style-name="P4"><text:s text:c="2"/>DocumentRoot "C:/sf2-tutorials/shop/web"</text:p>
      <text:p text:style-name="P4"><text:s text:c="2"/>DirectoryIndex app.php</text:p>
      <text:p text:style-name="P4"/>
      <text:p text:style-name="P4"><text:s text:c="2"/>#Linux UBUNTU</text:p>
      <text:p text:style-name="P4"><text:s text:c="2"/>#ErrorLog /var/log/apache2/shop-error.log</text:p>
      <text:p text:style-name="P4"><text:s text:c="2"/>#CustomLog /var/log/apache2/shop-access.log combined</text:p>
      <text:p text:style-name="P4"><text:s text:c="4"/></text:p>
      <text:p text:style-name="P4"><text:s text:c="2"/>#Wamp Server</text:p>
      <text:p text:style-name="P4"><text:s text:c="2"/>ErrorLog C:/wamp/logs/shop-error.log</text:p>
      <text:p text:style-name="P4"><text:s text:c="2"/>CustomLog C:/wamp/logs/shop-access.log combined</text:p>
      <text:p text:style-name="P4"/>
      <text:p text:style-name="P4"><text:s text:c="2"/>&lt;Directory "C:/sf2-tutorials/shop/web"&gt;</text:p>
      <text:p text:style-name="P4"><text:s text:c="4"/>AllowOverride All</text:p>
      <text:p text:style-name="P4"><text:s text:c="4"/>Allow from All</text:p>
      <text:p text:style-name="P4"><text:s text:c="2"/>&lt;/Directory&gt;</text:p>
      <text:p text:style-name="P4">&lt;/VirtualHost&gt;</text:p>
      <text:p text:style-name="P4"/>
      <text:p text:style-name="P4"/>
      <text:p text:style-name="P4">3.<text:tab/>C:\wamp\bin\apache\Apache2.2.17\conf\extra\httpd-vhosts.conf</text:p>
      <text:p text:style-name="P4"/>
      <text:p text:style-name="P4">#127.0.0.30 <text:s text:c="5"/>shop.localhost</text:p>
      <text:p text:style-name="P4">&lt;VirtualHost 127.0.0.30:80&gt;</text:p>
      <text:p text:style-name="P4"><text:s text:c="2"/>ServerName shop.localhost</text:p>
      <text:p text:style-name="P4"><text:s text:c="2"/>DocumentRoot "C:/sf2-tutorials/shop/web"</text:p>
      <text:p text:style-name="P4"><text:s text:c="2"/>DirectoryIndex app.php</text:p>
      <text:p text:style-name="P4"><text:s text:c="2"/></text:p>
      <text:p text:style-name="P4"><text:s text:c="2"/>#Linux UBUNTU</text:p>
      <text:p text:style-name="P4"><text:s text:c="2"/>#ErrorLog /var/log/apache2/shop-error.log</text:p>
      <text:p text:style-name="P4"><text:s text:c="2"/>#CustomLog /var/log/apache2/shop-access.log combined</text:p>
      <text:p text:style-name="P4"/>
      <text:p text:style-name="P4"><text:s text:c="2"/>#Wamp Server</text:p>
      <text:p text:style-name="P4"><text:s text:c="2"/>ErrorLog C:/wamp/logs/shop-error.log</text:p>
      <text:p text:style-name="P4"><text:s text:c="2"/>CustomLog C:/wamp/logs/shop-access.log combined</text:p>
      <text:p text:style-name="P4"/>
      <text:p text:style-name="P4"><text:s text:c="2"/>&lt;Directory "C:/sf2-tutorials/shop/web"&gt;</text:p>
      <text:p text:style-name="P4"><text:s text:c="4"/>AllowOverride All</text:p>
      <text:p text:style-name="P4"><text:s text:c="4"/>Allow from All</text:p>
      <text:p text:style-name="P4"><text:s text:c="2"/>&lt;/Directory&gt;</text:p>
      <text:p text:style-name="P4">&lt;/VirtualHost&gt;</text:p>
      <text:p text:style-name="P4"/>
      <text:p text:style-name="P4">4.<text:tab/>W katalogu C:/wamp/logs tworzymy dwa pliki:</text:p>
      <text:p text:style-name="P4"/>
      <text:p text:style-name="P4"><text:tab/>shop-error.log</text:p>
      <text:p text:style-name="P4"><text:tab/>shop-access.log</text:p>
      <text:p text:style-name="P4"/>
      <text:p text:style-name="P4"/>
      <text:p text:style-name="P4"><text:soft-page-break/>5.<text:tab/>win# C:/Windows/System32/drivers/etc/hosts</text:p>
      <text:p text:style-name="P4"><text:tab/>linux# /etc/hosts</text:p>
      <text:p text:style-name="P4"/>
      <text:p text:style-name="P4"><text:tab/>127.0.0.30 <text:s text:c="5"/>shop.localhost</text:p>
      <text:p text:style-name="P4"/>
      <text:p text:style-name="P4"><text:tab/>Aby modyfikować "hosts" nalezy otworzyć plik przez edytor zamknąć edytor, a następnie uruchomić go jeszcze raz przez -&gt; Uruchom jako administrator</text:p>
      <text:p text:style-name="P4"><text:tab/>Aby modyfikować "hosts" nalezy włączyć edytor tekstowy poprzez -&gt; Uruchom jako administrator, a następnie przeciągnąć do edytora plik</text:p>
      <text:p text:style-name="P4"/>
      <text:p text:style-name="P5"><text:tab/>linux# sudo service httpd restart</text:p>
      <text:p text:style-name="P4"/>
      <text:p text:style-name="P4">6.<text:tab/>Wyczyszczenie katalogu</text:p>
      <text:p text:style-name="P4"/>
      <text:p text:style-name="P4">win</text:p>
      <text:p text:style-name="P4">$ rm -rf app/cache/*</text:p>
      <text:p text:style-name="P4">$ rm -rf app/logs/*</text:p>
      <text:p text:style-name="P4"/>
      <text:p text:style-name="P4">linux</text:p>
      <text:p text:style-name="P4">$ sudo chmod +a "www-data allow delete,write,append,file_inherit,directory_inherit" app/cache app/logs</text:p>
      <text:p text:style-name="P4">$ sudo chmod +a "`whoami` allow delete,write,append,file_inherit,directory_inherit" app/cache app/logs</text:p>
      <text:p text:style-name="P4"/>
      <text:p text:style-name="P4">6.<text:tab/>Sprawdzenie konfiguracji</text:p>
      <text:p text:style-name="P4"/>
      <text:p text:style-name="P4"><text:tab/><text:a xlink:type="simple" xlink:href="http://jobeet2.localhost/config.php">http://shop.localhost/config.php</text:a></text:p>
      <text:p text:style-name="P4"><text:tab/>W pliku </text:p>
      <text:p text:style-name="Standard"><text:span text:style-name="Strong_20_Emphasis"><text:span text:style-name="T3"><text:tab/><text:tab/>C:\wamp\bin\apache\Apache2.2.17\bin\php.ini</text:span></text:span><text:span text:style-name="T3"> </text:span></text:p>
      <text:p text:style-name="P4"><text:tab/>w sekcji <text:span text:style-name="T2">[xdebug]</text:span> dodajemy następujący wpis</text:p>
      <text:p text:style-name="P4"><text:tab/>dodajemy następujący wpis</text:p>
      <text:p text:style-name="P5"><text:tab/><text:tab/>xdebug.max_nesting_level = 250</text:p>
      <text:p text:style-name="P4"/>
      <text:p text:style-name="P11">php_curl – włączmy dla działania PayPal</text:p>
      <text:p text:style-name="P4"/>
      <text:p text:style-name="P4">7.<text:tab/>Wchodzimy na strone: </text:p>
      <text:p text:style-name="P4"><text:tab/>http://shop.localhost/app_dev.php</text:p>
      <text:p text:style-name="P4"><text:tab/>i wciskamy button: "Configure" Stworzenie bazy danych.</text:p>
      <text:p text:style-name="P4"/>
      <text:p text:style-name="Standard"><text:span text:style-name="T3"><text:tab/>Do pliku: </text:span><text:span text:style-name="Emphasis"><text:span text:style-name="T3">C:/sf2-tutorials/shop/app/config/parameters.yml</text:span></text:span></text:p>
      <text:p text:style-name="P4"><text:tab/>zostaną wprowadzone następujące zmiany.</text:p>
      <text:p text:style-name="P4"/>
      <text:p text:style-name="P3">parameters:<text:line-break/> <text:s text:c="3"/>database_driver: pdo_mysql<text:line-break/> <text:s text:c="3"/>database_host: 127.0.0.1<text:line-break/> <text:s text:c="3"/>database_port: null<text:line-break/> <text:s text:c="3"/>database_name: shop<text:line-break/> <text:s text:c="3"/>database_user: root<text:line-break/> <text:s text:c="3"/>database_password: null<text:line-break/> <text:s text:c="3"/>mailer_transport: smtp<text:line-break/> <text:s text:c="3"/>mailer_host: 127.0.0.1<text:line-break/> <text:s text:c="3"/>mailer_user: null<text:line-break/> <text:s text:c="3"/>mailer_password: null<text:line-break/> <text:s text:c="3"/>locale: en<text:line-break/> <text:s text:c="3"/>secret: 90821b20928a10fb0d0cfc454d1710f807<text:line-break/> <text:s text:c="3"/>database_path: null</text:p>
      <text:p text:style-name="P4"/>
      <text:p text:style-name="P1"/>
      <text:p text:style-name="P1"/>
      <text:p text:style-name="P1"/>
      <text:p text:style-name="P1"/>
      <text:p text:style-name="P1"/>
      <text:p text:style-name="P4"/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oft-page-break/><text:span text:style-name="Emphasis"><text:span text:style-name="T3"/></text:span></text:p>
      <text:p text:style-name="P3"><text:span text:style-name="Emphasis"><text:span text:style-name="T3"/></text:span></text:p>
      <text:p text:style-name="P6">8. subversion - zakladanie repozytorium google</text:p>
      <text:p text:style-name="P6"/>
      <text:p text:style-name="P6">Klikamy: create a project...</text:p>
      <text:p text:style-name="P6">https://code.google.com/hosting/createProject</text:p>
      <text:p text:style-name="P6"/>
      <text:p text:style-name="P6">Project name: sf-tutorials</text:p>
      <text:p text:style-name="P6">Project summary: tutorials example</text:p>
      <text:p text:style-name="P6">Description:</text:p>
      <text:p text:style-name="P6">Version control system: subversion</text:p>
      <text:p text:style-name="P6">Source code license: GNU GPL v3</text:p>
      <text:p text:style-name="P6">Project label(s): PHP</text:p>
      <text:p text:style-name="P6"/>
      <text:p text:style-name="P6">9. Import projektu do repozytorium google kode:</text:p>
      <text:p text:style-name="P6"/>
      <text:p text:style-name="P6">https://sf2-tutorials.googlecode.com/svn/trunk/shop</text:p>
      <text:p text:style-name="P6">po zaimportowaniu projektu do repozytorium ściągamy go</text:p>
      <text:p text:style-name="P6"/>
      <text:p text:style-name="P6"/>
      <text:p text:style-name="P6">10. SVN Checkout... lub svn -&gt; export</text:p>
      <text:p text:style-name="P6"/>
      <text:p text:style-name="P6">https://sf2-tutorials.googlecode.com/svn/trunk/shop</text:p>
      <text:p text:style-name="P6">D:\sf2-tutorials\shop</text:p>
      <text:p text:style-name="P6">login: szymon.idczak</text:p>
      <text:p text:style-name="P6">hasło: https://code.google.com/hosting/settings ra5GC4rM9vB2</text:p>
      <text:p text:style-name="P6"/>
      <text:p text:style-name="P6"/>
      <text:p text:style-name="P6">11. Ustawiamy zmienne środowiskowe:</text:p>
      <text:p text:style-name="P6"/>
      <text:p text:style-name="P6">Stary-&gt;Komputer-&gt;Własności-&gt;Zawansowane ustawienia systemu-&gt;Zmienne środowiskowe-&gt;path-&gt;edytuj</text:p>
      <text:p text:style-name="P6">Dla działania php</text:p>
      <text:p text:style-name="P6">C:\wamp\bin\php\php5.4.16;</text:p>
      <text:p text:style-name="P6">C:\wamp\bin\mysql\mysql5.6.12\bin;</text:p>
      <text:p text:style-name="P6"/>
      <text:p text:style-name="P6">12. Dodajemy na dysku c:\UnxUtils download: http://sourceforge.net/projects/unxutils/</text:p>
      <text:p text:style-name="P6"/>
      <text:p text:style-name="P6">Ustawiamy zmienne środowiskowe:</text:p>
      <text:p text:style-name="P6">Stary-&gt;Komputer-&gt;Własności-&gt;Zawansowane ustawienia systemu-&gt;Zmienne środowiskowe-&gt;path-&gt;edytuj</text:p>
      <text:p text:style-name="P6">Dodajemy wpisy:</text:p>
      <text:p text:style-name="P6">c:\UnxUtils\bin;</text:p>
      <text:p text:style-name="P6">c:\UnxUtils\usr\local\wbin;</text:p>
      <text:p text:style-name="P2"><text:span text:style-name="Emphasis"><text:span text:style-name="T1">C:\Program Files\TortoiseSVN\bin; #tworzy się podczas instalacji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5-05-12T09:48:15.67</meta:creation-date>
    <meta:editing-duration>PT10M51S</meta:editing-duration>
    <meta:editing-cycles>3</meta:editing-cycles>
    <meta:generator>OpenOffice.org/3.3$Win32 OpenOffice.org_project/330m20$Build-9567</meta:generator>
    <dc:date>2015-12-11T11:55:59.61</dc:date>
    <dc:creator>szymon idczak</dc:creator>
    <meta:document-statistic meta:table-count="0" meta:image-count="0" meta:object-count="0" meta:page-count="3" meta:paragraph-count="103" meta:word-count="354" meta:character-count="4169"/>
    <meta:user-defined meta:name="Info 1"/>
    <meta:user-defined meta:name="Info 2"/>
    <meta:user-defined meta:name="Info 3"/>
    <meta:user-defined meta:name="Info 4"/>
  </office:meta>
</office:document-meta>
</file>